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Noto Sans CJK TC Regular" svg:font-family="'Noto Sans CJK TC Regular'" style:font-adornments="標準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表格1" style:family="table">
      <style:table-properties style:width="14.633cm" fo:margin-left="0cm" table:align="left"/>
    </style:style>
    <style:style style:name="表格1.A" style:family="table-column">
      <style:table-column-properties style:column-width="1.071cm"/>
    </style:style>
    <style:style style:name="表格1.B" style:family="table-column">
      <style:table-column-properties style:column-width="2.101cm"/>
    </style:style>
    <style:style style:name="表格1.C" style:family="table-column">
      <style:table-column-properties style:column-width="3.611cm"/>
    </style:style>
    <style:style style:name="表格1.D" style:family="table-column">
      <style:table-column-properties style:column-width="1.438cm"/>
    </style:style>
    <style:style style:name="表格1.F" style:family="table-column">
      <style:table-column-properties style:column-width="4.976cm"/>
    </style:style>
    <style:style style:name="表格1.A1" style:family="table-cell">
      <style:table-cell-properties fo:background-color="#deeaf6" fo:padding-left="0.191cm" fo:padding-right="0.191cm" fo:padding-top="0cm" fo:padding-bottom="0cm" fo:border="0.5pt solid #000000">
        <style:background-image/>
      </style:table-cell-properties>
    </style:style>
    <style:style style:name="表格1.A2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表格1.B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2" style:family="table-cell">
      <style:table-cell-properties fo:padding-left="0.191cm" fo:padding-right="0.191cm" fo:padding-top="0cm" fo:padding-bottom="0cm" fo:border="0.5pt solid #000000"/>
    </style:style>
    <style:style style:name="表格1.D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2" style:family="table-cell">
      <style:table-cell-properties fo:padding-left="0.191cm" fo:padding-right="0.191cm" fo:padding-top="0cm" fo:padding-bottom="0cm" fo:border="0.5pt solid #000000"/>
    </style:style>
    <style:style style:name="表格1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3" style:family="table-cell">
      <style:table-cell-properties fo:padding-left="0.191cm" fo:padding-right="0.191cm" fo:padding-top="0cm" fo:padding-bottom="0cm" fo:border="0.5pt solid #000000"/>
    </style:style>
    <style:style style:name="表格1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3" style:family="table-cell">
      <style:table-cell-properties fo:padding-left="0.191cm" fo:padding-right="0.191cm" fo:padding-top="0cm" fo:padding-bottom="0cm" fo:border="0.5pt solid #000000"/>
    </style:style>
    <style:style style:name="表格1.B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4" style:family="table-cell">
      <style:table-cell-properties fo:padding-left="0.191cm" fo:padding-right="0.191cm" fo:padding-top="0cm" fo:padding-bottom="0cm" fo:border="0.5pt solid #000000"/>
    </style:style>
    <style:style style:name="表格1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4" style:family="table-cell">
      <style:table-cell-properties fo:padding-left="0.191cm" fo:padding-right="0.191cm" fo:padding-top="0cm" fo:padding-bottom="0cm" fo:border="0.5pt solid #000000"/>
    </style:style>
    <style:style style:name="表格1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5" style:family="table-cell">
      <style:table-cell-properties fo:padding-left="0.191cm" fo:padding-right="0.191cm" fo:padding-top="0cm" fo:padding-bottom="0cm" fo:border="0.5pt solid #000000"/>
    </style:style>
    <style:style style:name="表格1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5" style:family="table-cell">
      <style:table-cell-properties fo:padding-left="0.191cm" fo:padding-right="0.191cm" fo:padding-top="0cm" fo:padding-bottom="0cm" fo:border="0.5pt solid #000000"/>
    </style:style>
    <style:style style:name="表格1.B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6" style:family="table-cell">
      <style:table-cell-properties fo:padding-left="0.191cm" fo:padding-right="0.191cm" fo:padding-top="0cm" fo:padding-bottom="0cm" fo:border="0.5pt solid #000000"/>
    </style:style>
    <style:style style:name="表格1.D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6" style:family="table-cell">
      <style:table-cell-properties fo:padding-left="0.191cm" fo:padding-right="0.191cm" fo:padding-top="0cm" fo:padding-bottom="0cm" fo:border="0.5pt solid #000000"/>
    </style:style>
    <style:style style:name="表格1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7" style:family="table-cell">
      <style:table-cell-properties fo:padding-left="0.191cm" fo:padding-right="0.191cm" fo:padding-top="0cm" fo:padding-bottom="0cm" fo:border="0.5pt solid #000000"/>
    </style:style>
    <style:style style:name="表格1.D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7" style:family="table-cell">
      <style:table-cell-properties fo:padding-left="0.191cm" fo:padding-right="0.191cm" fo:padding-top="0cm" fo:padding-bottom="0cm" fo:border="0.5pt solid #000000"/>
    </style:style>
    <style:style style:name="表格1.B8" style:family="table-cell">
      <style:table-cell-properties style:vertical-align="middle"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1.F8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1.B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9" style:family="table-cell">
      <style:table-cell-properties fo:padding-left="0.191cm" fo:padding-right="0.191cm" fo:padding-top="0cm" fo:padding-bottom="0cm" fo:border="0.5pt solid #000000"/>
    </style:style>
    <style:style style:name="表格1.D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9" style:family="table-cell">
      <style:table-cell-properties fo:padding-left="0.191cm" fo:padding-right="0.191cm" fo:padding-top="0cm" fo:padding-bottom="0cm" fo:border="0.5pt solid #000000"/>
    </style:style>
    <style:style style:name="表格1.B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0" style:family="table-cell">
      <style:table-cell-properties fo:padding-left="0.191cm" fo:padding-right="0.191cm" fo:padding-top="0cm" fo:padding-bottom="0cm" fo:border="0.5pt solid #000000"/>
    </style:style>
    <style:style style:name="表格1.D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0" style:family="table-cell">
      <style:table-cell-properties fo:padding-left="0.191cm" fo:padding-right="0.191cm" fo:padding-top="0cm" fo:padding-bottom="0cm" fo:border="0.5pt solid #000000"/>
    </style:style>
    <style:style style:name="表格1.B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1" style:family="table-cell">
      <style:table-cell-properties fo:padding-left="0.191cm" fo:padding-right="0.191cm" fo:padding-top="0cm" fo:padding-bottom="0cm" fo:border="0.5pt solid #000000"/>
    </style:style>
    <style:style style:name="表格1.D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1" style:family="table-cell">
      <style:table-cell-properties fo:padding-left="0.191cm" fo:padding-right="0.191cm" fo:padding-top="0cm" fo:padding-bottom="0cm" fo:border="0.5pt solid #000000"/>
    </style:style>
    <style:style style:name="表格1.B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2" style:family="table-cell">
      <style:table-cell-properties fo:padding-left="0.191cm" fo:padding-right="0.191cm" fo:padding-top="0cm" fo:padding-bottom="0cm" fo:border="0.5pt solid #000000"/>
    </style:style>
    <style:style style:name="表格1.D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2" style:family="table-cell">
      <style:table-cell-properties fo:padding-left="0.191cm" fo:padding-right="0.191cm" fo:padding-top="0cm" fo:padding-bottom="0cm" fo:border="0.5pt solid #000000"/>
    </style:style>
    <style:style style:name="表格1.B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3" style:family="table-cell">
      <style:table-cell-properties fo:padding-left="0.191cm" fo:padding-right="0.191cm" fo:padding-top="0cm" fo:padding-bottom="0cm" fo:border="0.5pt solid #000000"/>
    </style:style>
    <style:style style:name="表格1.D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3" style:family="table-cell">
      <style:table-cell-properties fo:padding-left="0.191cm" fo:padding-right="0.191cm" fo:padding-top="0cm" fo:padding-bottom="0cm" fo:border="0.5pt solid #000000"/>
    </style:style>
    <style:style style:name="表格1.B1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4" style:family="table-cell">
      <style:table-cell-properties fo:padding-left="0.191cm" fo:padding-right="0.191cm" fo:padding-top="0cm" fo:padding-bottom="0cm" fo:border="0.5pt solid #000000"/>
    </style:style>
    <style:style style:name="表格1.D1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4" style:family="table-cell">
      <style:table-cell-properties fo:padding-left="0.191cm" fo:padding-right="0.191cm" fo:padding-top="0cm" fo:padding-bottom="0cm" fo:border="0.5pt solid #000000"/>
    </style:style>
    <style:style style:name="表格1.F15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1.B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6" style:family="table-cell">
      <style:table-cell-properties fo:padding-left="0.191cm" fo:padding-right="0.191cm" fo:padding-top="0cm" fo:padding-bottom="0cm" fo:border="0.5pt solid #000000"/>
    </style:style>
    <style:style style:name="表格1.D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6" style:family="table-cell">
      <style:table-cell-properties fo:padding-left="0.191cm" fo:padding-right="0.191cm" fo:padding-top="0cm" fo:padding-bottom="0cm" fo:border="0.5pt solid #000000"/>
    </style:style>
    <style:style style:name="表格1.B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7" style:family="table-cell">
      <style:table-cell-properties fo:padding-left="0.191cm" fo:padding-right="0.191cm" fo:padding-top="0cm" fo:padding-bottom="0cm" fo:border="0.5pt solid #000000"/>
    </style:style>
    <style:style style:name="表格1.D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7" style:family="table-cell">
      <style:table-cell-properties fo:padding-left="0.191cm" fo:padding-right="0.191cm" fo:padding-top="0cm" fo:padding-bottom="0cm" fo:border="0.5pt solid #000000"/>
    </style:style>
    <style:style style:name="表格1.B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8" style:family="table-cell">
      <style:table-cell-properties fo:padding-left="0.191cm" fo:padding-right="0.191cm" fo:padding-top="0cm" fo:padding-bottom="0cm" fo:border="0.5pt solid #000000"/>
    </style:style>
    <style:style style:name="表格1.D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8" style:family="table-cell">
      <style:table-cell-properties fo:padding-left="0.191cm" fo:padding-right="0.191cm" fo:padding-top="0cm" fo:padding-bottom="0cm" fo:border="0.5pt solid #000000"/>
    </style:style>
    <style:style style:name="表格1.B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9" style:family="table-cell">
      <style:table-cell-properties fo:padding-left="0.191cm" fo:padding-right="0.191cm" fo:padding-top="0cm" fo:padding-bottom="0cm" fo:border="0.5pt solid #000000"/>
    </style:style>
    <style:style style:name="表格1.D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9" style:family="table-cell">
      <style:table-cell-properties fo:padding-left="0.191cm" fo:padding-right="0.191cm" fo:padding-top="0cm" fo:padding-bottom="0cm" fo:border="0.5pt solid #000000"/>
    </style:style>
    <style:style style:name="表格1.B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20" style:family="table-cell">
      <style:table-cell-properties fo:padding-left="0.191cm" fo:padding-right="0.191cm" fo:padding-top="0cm" fo:padding-bottom="0cm" fo:border="0.5pt solid #000000"/>
    </style:style>
    <style:style style:name="表格1.D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20" style:family="table-cell">
      <style:table-cell-properties fo:padding-left="0.191cm" fo:padding-right="0.191cm" fo:padding-top="0cm" fo:padding-bottom="0cm" fo:border="0.5pt solid #000000"/>
    </style:style>
    <style:style style:name="表格1.B2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21" style:family="table-cell">
      <style:table-cell-properties fo:padding-left="0.191cm" fo:padding-right="0.191cm" fo:padding-top="0cm" fo:padding-bottom="0cm" fo:border="0.5pt solid #000000"/>
    </style:style>
    <style:style style:name="表格1.D2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2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21" style:family="table-cell">
      <style:table-cell-properties fo:padding-left="0.191cm" fo:padding-right="0.191cm" fo:padding-top="0cm" fo:padding-bottom="0cm" fo:border="0.5pt solid #000000"/>
    </style:style>
    <style:style style:name="表格1.F22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2" style:family="table">
      <style:table-properties style:width="14.633cm" fo:margin-left="0cm" table:align="left"/>
    </style:style>
    <style:style style:name="表格2.A" style:family="table-column">
      <style:table-column-properties style:column-width="1.078cm"/>
    </style:style>
    <style:style style:name="表格2.B" style:family="table-column">
      <style:table-column-properties style:column-width="2.136cm"/>
    </style:style>
    <style:style style:name="表格2.C" style:family="table-column">
      <style:table-column-properties style:column-width="3.948cm"/>
    </style:style>
    <style:style style:name="表格2.D" style:family="table-column">
      <style:table-column-properties style:column-width="1.797cm"/>
    </style:style>
    <style:style style:name="表格2.F" style:family="table-column">
      <style:table-column-properties style:column-width="3.877cm"/>
    </style:style>
    <style:style style:name="表格2.A1" style:family="table-cell">
      <style:table-cell-properties fo:background-color="#deeaf6" fo:padding-left="0.191cm" fo:padding-right="0.191cm" fo:padding-top="0cm" fo:padding-bottom="0cm" fo:border="0.5pt solid #000000">
        <style:background-image/>
      </style:table-cell-properties>
    </style:style>
    <style:style style:name="表格2.A2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表格2.B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2" style:family="table-cell">
      <style:table-cell-properties fo:padding-left="0.191cm" fo:padding-right="0.191cm" fo:padding-top="0cm" fo:padding-bottom="0cm" fo:border="0.5pt solid #000000"/>
    </style:style>
    <style:style style:name="表格2.D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2" style:family="table-cell">
      <style:table-cell-properties fo:padding-left="0.191cm" fo:padding-right="0.191cm" fo:padding-top="0cm" fo:padding-bottom="0cm" fo:border="0.5pt solid #000000"/>
    </style:style>
    <style:style style:name="表格2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3" style:family="table-cell">
      <style:table-cell-properties fo:padding-left="0.191cm" fo:padding-right="0.191cm" fo:padding-top="0cm" fo:padding-bottom="0cm" fo:border="0.5pt solid #000000"/>
    </style:style>
    <style:style style:name="表格2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3" style:family="table-cell">
      <style:table-cell-properties fo:padding-left="0.191cm" fo:padding-right="0.191cm" fo:padding-top="0cm" fo:padding-bottom="0cm" fo:border="0.5pt solid #000000"/>
    </style:style>
    <style:style style:name="表格2.B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4" style:family="table-cell">
      <style:table-cell-properties fo:padding-left="0.191cm" fo:padding-right="0.191cm" fo:padding-top="0cm" fo:padding-bottom="0cm" fo:border="0.5pt solid #000000"/>
    </style:style>
    <style:style style:name="表格2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4" style:family="table-cell">
      <style:table-cell-properties fo:padding-left="0.191cm" fo:padding-right="0.191cm" fo:padding-top="0cm" fo:padding-bottom="0cm" fo:border="0.5pt solid #000000"/>
    </style:style>
    <style:style style:name="表格2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5" style:family="table-cell">
      <style:table-cell-properties fo:padding-left="0.191cm" fo:padding-right="0.191cm" fo:padding-top="0cm" fo:padding-bottom="0cm" fo:border="0.5pt solid #000000"/>
    </style:style>
    <style:style style:name="表格2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5" style:family="table-cell">
      <style:table-cell-properties fo:padding-left="0.191cm" fo:padding-right="0.191cm" fo:padding-top="0cm" fo:padding-bottom="0cm" fo:border="0.5pt solid #000000"/>
    </style:style>
    <style:style style:name="表格2.B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6" style:family="table-cell">
      <style:table-cell-properties fo:padding-left="0.191cm" fo:padding-right="0.191cm" fo:padding-top="0cm" fo:padding-bottom="0cm" fo:border="0.5pt solid #000000"/>
    </style:style>
    <style:style style:name="表格2.D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6" style:family="table-cell">
      <style:table-cell-properties fo:padding-left="0.191cm" fo:padding-right="0.191cm" fo:padding-top="0cm" fo:padding-bottom="0cm" fo:border="0.5pt solid #000000"/>
    </style:style>
    <style:style style:name="表格2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7" style:family="table-cell">
      <style:table-cell-properties fo:padding-left="0.191cm" fo:padding-right="0.191cm" fo:padding-top="0cm" fo:padding-bottom="0cm" fo:border="0.5pt solid #000000"/>
    </style:style>
    <style:style style:name="表格2.D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7" style:family="table-cell">
      <style:table-cell-properties fo:padding-left="0.191cm" fo:padding-right="0.191cm" fo:padding-top="0cm" fo:padding-bottom="0cm" fo:border="0.5pt solid #000000"/>
    </style:style>
    <style:style style:name="表格2.B8" style:family="table-cell">
      <style:table-cell-properties style:vertical-align="middle"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2.F8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2.B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9" style:family="table-cell">
      <style:table-cell-properties fo:padding-left="0.191cm" fo:padding-right="0.191cm" fo:padding-top="0cm" fo:padding-bottom="0cm" fo:border="0.5pt solid #000000"/>
    </style:style>
    <style:style style:name="表格2.D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9" style:family="table-cell">
      <style:table-cell-properties fo:padding-left="0.191cm" fo:padding-right="0.191cm" fo:padding-top="0cm" fo:padding-bottom="0cm" fo:border="0.5pt solid #000000"/>
    </style:style>
    <style:style style:name="表格2.B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0" style:family="table-cell">
      <style:table-cell-properties fo:padding-left="0.191cm" fo:padding-right="0.191cm" fo:padding-top="0cm" fo:padding-bottom="0cm" fo:border="0.5pt solid #000000"/>
    </style:style>
    <style:style style:name="表格2.D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0" style:family="table-cell">
      <style:table-cell-properties fo:padding-left="0.191cm" fo:padding-right="0.191cm" fo:padding-top="0cm" fo:padding-bottom="0cm" fo:border="0.5pt solid #000000"/>
    </style:style>
    <style:style style:name="表格2.B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1" style:family="table-cell">
      <style:table-cell-properties fo:padding-left="0.191cm" fo:padding-right="0.191cm" fo:padding-top="0cm" fo:padding-bottom="0cm" fo:border="0.5pt solid #000000"/>
    </style:style>
    <style:style style:name="表格2.D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1" style:family="table-cell">
      <style:table-cell-properties fo:padding-left="0.191cm" fo:padding-right="0.191cm" fo:padding-top="0cm" fo:padding-bottom="0cm" fo:border="0.5pt solid #000000"/>
    </style:style>
    <style:style style:name="表格2.B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2" style:family="table-cell">
      <style:table-cell-properties fo:padding-left="0.191cm" fo:padding-right="0.191cm" fo:padding-top="0cm" fo:padding-bottom="0cm" fo:border="0.5pt solid #000000"/>
    </style:style>
    <style:style style:name="表格2.D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2" style:family="table-cell">
      <style:table-cell-properties fo:padding-left="0.191cm" fo:padding-right="0.191cm" fo:padding-top="0cm" fo:padding-bottom="0cm" fo:border="0.5pt solid #000000"/>
    </style:style>
    <style:style style:name="表格2.B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3" style:family="table-cell">
      <style:table-cell-properties fo:padding-left="0.191cm" fo:padding-right="0.191cm" fo:padding-top="0cm" fo:padding-bottom="0cm" fo:border="0.5pt solid #000000"/>
    </style:style>
    <style:style style:name="表格2.D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3" style:family="table-cell">
      <style:table-cell-properties fo:padding-left="0.191cm" fo:padding-right="0.191cm" fo:padding-top="0cm" fo:padding-bottom="0cm" fo:border="0.5pt solid #000000"/>
    </style:style>
    <style:style style:name="表格2.F14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2.B1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5" style:family="table-cell">
      <style:table-cell-properties fo:padding-left="0.191cm" fo:padding-right="0.191cm" fo:padding-top="0cm" fo:padding-bottom="0cm" fo:border="0.5pt solid #000000"/>
    </style:style>
    <style:style style:name="表格2.D1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5" style:family="table-cell">
      <style:table-cell-properties fo:padding-left="0.191cm" fo:padding-right="0.191cm" fo:padding-top="0cm" fo:padding-bottom="0cm" fo:border="0.5pt solid #000000"/>
    </style:style>
    <style:style style:name="表格2.B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6" style:family="table-cell">
      <style:table-cell-properties fo:padding-left="0.191cm" fo:padding-right="0.191cm" fo:padding-top="0cm" fo:padding-bottom="0cm" fo:border="0.5pt solid #000000"/>
    </style:style>
    <style:style style:name="表格2.D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6" style:family="table-cell">
      <style:table-cell-properties fo:padding-left="0.191cm" fo:padding-right="0.191cm" fo:padding-top="0cm" fo:padding-bottom="0cm" fo:border="0.5pt solid #000000"/>
    </style:style>
    <style:style style:name="表格2.B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7" style:family="table-cell">
      <style:table-cell-properties fo:padding-left="0.191cm" fo:padding-right="0.191cm" fo:padding-top="0cm" fo:padding-bottom="0cm" fo:border="0.5pt solid #000000"/>
    </style:style>
    <style:style style:name="表格2.D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7" style:family="table-cell">
      <style:table-cell-properties fo:padding-left="0.191cm" fo:padding-right="0.191cm" fo:padding-top="0cm" fo:padding-bottom="0cm" fo:border="0.5pt solid #000000"/>
    </style:style>
    <style:style style:name="表格2.B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8" style:family="table-cell">
      <style:table-cell-properties fo:padding-left="0.191cm" fo:padding-right="0.191cm" fo:padding-top="0cm" fo:padding-bottom="0cm" fo:border="0.5pt solid #000000"/>
    </style:style>
    <style:style style:name="表格2.D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8" style:family="table-cell">
      <style:table-cell-properties fo:padding-left="0.191cm" fo:padding-right="0.191cm" fo:padding-top="0cm" fo:padding-bottom="0cm" fo:border="0.5pt solid #000000"/>
    </style:style>
    <style:style style:name="表格2.B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9" style:family="table-cell">
      <style:table-cell-properties fo:padding-left="0.191cm" fo:padding-right="0.191cm" fo:padding-top="0cm" fo:padding-bottom="0cm" fo:border="0.5pt solid #000000"/>
    </style:style>
    <style:style style:name="表格2.D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9" style:family="table-cell">
      <style:table-cell-properties fo:padding-left="0.191cm" fo:padding-right="0.191cm" fo:padding-top="0cm" fo:padding-bottom="0cm" fo:border="0.5pt solid #000000"/>
    </style:style>
    <style:style style:name="表格2.B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20" style:family="table-cell">
      <style:table-cell-properties fo:padding-left="0.191cm" fo:padding-right="0.191cm" fo:padding-top="0cm" fo:padding-bottom="0cm" fo:border="0.5pt solid #000000"/>
    </style:style>
    <style:style style:name="表格2.D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2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20" style:family="table-cell">
      <style:table-cell-properties fo:padding-left="0.191cm" fo:padding-right="0.191cm" fo:padding-top="0cm" fo:padding-bottom="0cm" fo:border="0.5pt solid #000000"/>
    </style:style>
    <style:style style:name="表格2.F21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Times New Roman" style:font-name-asian="標楷體"/>
    </style:style>
    <style:style style:name="P2" style:family="paragraph" style:parent-style-name="Footer">
      <style:paragraph-properties fo:text-align="end" style:justify-single-word="false" style:line-break="normal"/>
    </style:style>
    <style:style style:name="P3" style:family="paragraph" style:parent-style-name="Standard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P4" style:family="paragraph" style:parent-style-name="清單段落" style:list-style-name="L1"/>
    <style:style style:name="P5" style:family="paragraph" style:parent-style-name="清單段落" style:list-style-name="L1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P6" style:family="paragraph" style:parent-style-name="Text_20_body" style:master-page-name="MP0">
      <style:paragraph-properties style:page-number="auto" fo:break-before="page"/>
      <style:text-properties style:font-name="Noto Sans CJK TC Regular" fo:font-size="14pt" fo:font-style="normal" fo:font-weight="normal" style:font-name-asian="Noto Sans CJK TC Regular" style:font-size-asian="14pt" style:font-style-asian="normal" style:font-weight-asian="normal"/>
    </style:style>
    <style:style style:name="P7" style:family="paragraph" style:parent-style-name="Text_20_body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P8" style:family="paragraph" style:parent-style-name="Text_20_body">
      <style:paragraph-properties fo:text-align="center" style:justify-single-word="false"/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P9" style:family="paragraph" style:parent-style-name="Text_20_body">
      <style:text-properties style:font-name="Noto Sans CJK TC Regular" fo:font-size="14pt" fo:font-style="normal" fo:font-weight="normal" style:font-name-asian="Noto Sans CJK TC Regular" style:font-size-asian="14pt" style:font-style-asian="normal" style:font-weight-asian="normal"/>
    </style:style>
    <style:style style:name="P10" style:family="paragraph" style:parent-style-name="Text_20_body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/>
    </style:style>
    <style:style style:name="P11" style:family="paragraph" style:parent-style-name="Text_20_body">
      <style:paragraph-properties fo:orphans="2" fo:widows="2" fo:break-before="page"/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P12" style:family="paragraph">
      <loext:graphic-properties draw:fill="solid" draw:fill-color="#943634" draw:opacity="100%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標楷體"/>
    </style:style>
    <style:style style:name="T3" style:family="text">
      <style:text-properties style:font-name="Times New Roman" fo:font-size="14pt" fo:font-weight="bold" style:font-name-asian="標楷體" style:font-size-asian="14pt" style:font-weight-asian="bold"/>
    </style:style>
    <style:style style:name="T4" style:family="text">
      <style:text-properties style:font-name="標楷體" fo:font-size="14pt" fo:font-weight="bold" style:font-name-asian="標楷體" style:font-size-asian="14pt" style:font-weight-asian="bold"/>
    </style:style>
    <style:style style:name="T5" style:family="text">
      <style:text-properties style:font-name="標楷體" fo:font-size="10pt" style:font-name-asian="標楷體" style:font-size-asian="10pt"/>
    </style:style>
    <style:style style:name="T6" style:family="text">
      <style:text-properties style:font-name="標楷體" fo:font-size="10pt" style:font-name-asian="標楷體" style:font-size-asian="10pt" style:font-name-complex="新細明體"/>
    </style:style>
    <style:style style:name="T7" style:family="text">
      <style:text-properties fo:font-size="14pt" style:font-size-asian="14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style:font-size-asian="10pt" style:font-name-complex="新細明體"/>
    </style:style>
    <style:style style:name="T10" style:family="text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T11" style:family="text">
      <style:text-properties style:font-name="Noto Sans CJK TC Regular" fo:font-size="14pt" fo:font-style="normal" fo:font-weight="normal" style:font-name-asian="Noto Sans CJK TC Regular" style:font-size-asian="14pt" style:font-style-asian="normal" style:font-weight-asian="normal"/>
    </style:style>
    <style:style style:name="T12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/>
    </style:style>
    <style:style style:name="T13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 style:font-name-complex="新細明體"/>
    </style:style>
    <style:style style:name="T14" style:family="text">
      <style:text-properties officeooo:rsid="001cf080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、" style:num-format="甲, 乙, 丙, ...">
        <style:list-level-properties text:space-before="0.846cm" text:min-label-width="0.847cm"/>
      </text:list-level-style-number>
      <text:list-level-style-number text:level="3" style:num-suffix="." style:num-format="i">
        <style:list-level-properties text:space-before="1.693cm" text:min-label-width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甲, 乙, 丙, ...">
        <style:list-level-properties text:space-before="3.386cm" text:min-label-width="0.847cm"/>
      </text:list-level-style-number>
      <text:list-level-style-number text:level="6" style:num-suffix="." style:num-format="i">
        <style:list-level-properties text:space-before="4.233cm" text:min-label-width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甲, 乙, 丙, ...">
        <style:list-level-properties text:space-before="5.926cm" text:min-label-width="0.847cm"/>
      </text:list-level-style-number>
      <text:list-level-style-number text:level="9" style:num-suffix="." style:num-format="i">
        <style:list-level-properties text:space-before="6.773cm" text:min-label-width="0.847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943634" svg:stroke-opacity="100%" draw:stroke-linejoin="miter" draw:fill="solid" draw:fill-color="#943634" draw:opacity="100%" fo:min-height="0cm" fo:min-width="0cm" fo:padding-top="-0.017cm" fo:padding-bottom="-0.017cm" fo:padding-left="-0.017cm" fo:padding-right="-0.017cm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152cm" fo:padding-right="0.152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【前言】</text:p>
      <text:p text:style-name="P7">Computer Science for Taiwan Teens（簡稱CS T_T），旨在提供國中學生一套符合運算思維的資訊教材，透過「偷插電」的設計實現最小成本以及最適合符合不同軟硬體環境的教學活動。</text:p>
      <text:p text:style-name="P7"/>
      <text:p text:style-name="P7">不插電（Unplugged）教學，指的是不需要電腦，只要紙筆與簡單的教具即可進行的學習方式。</text:p>
      <text:p text:style-name="P7"/>
      <text:p text:style-name="P7">插電（Plugged）教學，指的是透過電腦的操作，學習資訊科學的知識，可能是應用軟體、可能是網路操作、也可能是用程式模擬知識的內容。</text:p>
      <text:p text:style-name="P7"/>
      <text:p text:style-name="P7">本教材中文名稱為「偷插電的資訊科學」，主要提供於國中任教的資訊老師，一套在一般教室或電腦教室都能實施的資訊教材，不受空間或外在環境的限制，老師可以根據自己的情況選擇上課的地點。（亦即可自由選擇插電或不插電的教學方式）</text:p>
      <text:p text:style-name="P7"/>
      <text:p text:style-name="P7">為了讓教師在實施教學時能有所依循，特編撰教師手冊。本冊的教學內容旨在提供國中七年級基本的資訊科學知識。另有國中八年級的教材，內容則是著重在運算思維的發展概念，將於後續日程提供教師參考。</text:p>
      <text:p text:style-name="P7"/>
      <text:p text:style-name="P7">此外本手冊同時提供延伸的教學內容，學生除了可以用紙筆推演教材所提供的概念，亦能應用這些概念在應用軟體的操作，或是與實際的生活經驗連結。</text:p>
      <text:p text:style-name="P7"/>
      <text:p text:style-name="P7">所有教材的補充說明與推廣活動、工作坊訊息，皆以Facebook粉絲團</text:p>
      <text:p text:style-name="P7">專頁為主，敬請大家瀏覽與愛護，並不吝給我們指教。</text:p>
      <text:p text:style-name="Text_20_body"><text:a xlink:type="simple" xlink:href="https://www.facebook.com/ComputerScienceTT/" office:target-frame-name="_top" xlink:show="replace" text:style-name="Internet_20_link" text:visited-style-name="Visited_20_Internet_20_Link"><text:span text:style-name="超連結"><text:span text:style-name="T10">https://www.facebook.com/ComputerScienceTT/</text:span></text:span></text:a></text:p>
      <text:p text:style-name="P7"/>
      <text:p text:style-name="P7">教材以創用CC 3.0 姓名標示-非商業性-相同方式分享釋出 <text:s/>https://creativecommons.org/licenses/by-nc-sa/3.0/deed.zh_TW</text:p>
      <text:p text:style-name="P7"/>
      <text:p text:style-name="P7">本教材內的教學活動的內容與發想，出自不插電的資訊科學Compuer Science Unplugged： http://csunplugged.org/ )</text:p>
      <text:p text:style-name="P11"/>
      <text:p text:style-name="P9">【教學進度參考範例】</text:p>
      <text:p text:style-name="Text_20_body"><text:span text:style-name="預設段落字型"><text:span text:style-name="T11">《上學期》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row>
          <table:table-cell table:style-name="表格1.A1" office:value-type="string">
            <text:p text:style-name="P8">週次</text:p>
          </table:table-cell>
          <table:table-cell table:style-name="表格1.A1" office:value-type="string">
            <text:p text:style-name="P8">主題</text:p>
          </table:table-cell>
          <table:table-cell table:style-name="表格1.A1" office:value-type="string">
            <text:p text:style-name="P8">內容</text:p>
          </table:table-cell>
          <table:table-cell table:style-name="表格1.A1" office:value-type="string">
            <text:p text:style-name="P8">不插電</text:p>
          </table:table-cell>
          <table:table-cell table:style-name="表格1.A1" office:value-type="string">
            <text:p text:style-name="P8">插電</text:p>
          </table:table-cell>
          <table:table-cell table:style-name="表格1.A1" office:value-type="string">
            <text:p text:style-name="P8">學習表現</text:p>
          </table:table-cell>
        </table:table-row>
        <table:table-row>
          <table:table-cell table:style-name="表格1.A2" office:value-type="string">
            <text:p text:style-name="P8">1</text:p>
          </table:table-cell>
          <table:table-cell table:style-name="表格1.B2" office:value-type="string">
            <text:p text:style-name="P8">電腦教室規則說明</text:p>
          </table:table-cell>
          <table:table-cell table:style-name="表格1.C2" office:value-type="string">
            <text:p text:style-name="P10">教室規則、google classroom帳號登入並修改密碼</text:p>
          </table:table-cell>
          <table:table-cell table:style-name="表格1.D2" office:value-type="string">
            <text:p text:style-name="P8">○</text:p>
          </table:table-cell>
          <table:table-cell table:style-name="表格1.E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8">2</text:p>
          </table:table-cell>
          <table:table-cell table:style-name="表格1.B5" table:number-rows-spanned="3" office:value-type="string">
            <text:p text:style-name="P8">二進位</text:p>
          </table:table-cell>
          <table:table-cell table:style-name="表格1.C3" office:value-type="string">
            <text:p text:style-name="P10">翻牌程式說明、操作，回家作業(二與十進位的互換)</text:p>
          </table:table-cell>
          <table:table-cell table:style-name="表格1.D3" office:value-type="string">
            <text:p text:style-name="P8">○</text:p>
          </table:table-cell>
          <table:table-cell table:style-name="表格1.E3" office:value-type="string">
            <text:p text:style-name="P8">○</text:p>
          </table:table-cell>
          <table:table-cell table:style-name="表格1.F5" table:number-rows-spanned="3" office:value-type="string">
            <text:p text:style-name="P10">資 t-IV-1 能了解資訊系統的基本組成架構與運算原理。</text:p>
            <text:p text:style-name="P10">資 t-IV-4 能應用運算思維解析問題。</text:p>
            <text:p text:style-name="P10">資 p-IV-1 能選用適當的資訊科技組織思維，並進行有效的表達。</text:p>
            <text:p text:style-name="P10">資 a-IV-4 能具備探索資訊科技之興趣。</text:p>
          </table:table-cell>
        </table:table-row>
        <table:table-row>
          <table:table-cell table:style-name="表格1.A2" office:value-type="string">
            <text:p text:style-name="P8">3</text:p>
          </table:table-cell>
          <table:covered-table-cell/>
          <table:table-cell table:style-name="表格1.C4" office:value-type="string">
            <text:p text:style-name="P10">進階常識，儲存單位，實例：手機容量需求的計算</text:p>
          </table:table-cell>
          <table:table-cell table:style-name="表格1.D4" office:value-type="string">
            <text:p text:style-name="P8">○</text:p>
          </table:table-cell>
          <table:table-cell table:style-name="表格1.E4" office:value-type="string">
            <text:p text:style-name="P8"/>
          </table:table-cell>
          <table:covered-table-cell/>
        </table:table-row>
        <table:table-row>
          <table:table-cell table:style-name="表格1.A2" office:value-type="string">
            <text:p text:style-name="P8">4</text:p>
          </table:table-cell>
          <table:covered-table-cell/>
          <table:table-cell table:style-name="表格1.C5" office:value-type="string">
            <text:p text:style-name="P10">活動：傳遞祕密訊息，google翻譯的說明與體驗</text:p>
          </table:table-cell>
          <table:table-cell table:style-name="表格1.D5" office:value-type="string">
            <text:p text:style-name="P8">○</text:p>
          </table:table-cell>
          <table:table-cell table:style-name="表格1.E5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5</text:p>
          </table:table-cell>
          <table:table-cell table:style-name="表格1.B7" table:number-rows-spanned="2" office:value-type="string">
            <text:p text:style-name="P8">用數色表示顏色</text:p>
          </table:table-cell>
          <table:table-cell table:style-name="表格1.C6" office:value-type="string">
            <text:p text:style-name="P10">概念說明，手寫與程式操作</text:p>
          </table:table-cell>
          <table:table-cell table:style-name="表格1.D6" office:value-type="string">
            <text:p text:style-name="P8">○</text:p>
          </table:table-cell>
          <table:table-cell table:style-name="表格1.E6" office:value-type="string">
            <text:p text:style-name="P8">○</text:p>
          </table:table-cell>
          <table:table-cell table:style-name="表格1.F7" table:number-rows-spanned="2" office:value-type="string">
            <text:p text:style-name="P10">資 t-IV-1 能了解資訊系統的基本組成架構與運算原理。</text:p>
            <text:p text:style-name="P10">資 t-IV-4 能應用運算思維解析問題。</text:p>
            <text:p text:style-name="P8"/>
          </table:table-cell>
        </table:table-row>
        <table:table-row>
          <table:table-cell table:style-name="表格1.A2" office:value-type="string">
            <text:p text:style-name="P8">6</text:p>
          </table:table-cell>
          <table:covered-table-cell/>
          <table:table-cell table:style-name="表格1.C7" office:value-type="string">
            <text:p text:style-name="P10">給題目，截圖後透過google繪圖、硬碟繳交作業(練習)</text:p>
          </table:table-cell>
          <table:table-cell table:style-name="表格1.D7" office:value-type="string">
            <text:p text:style-name="P8"/>
          </table:table-cell>
          <table:table-cell table:style-name="表格1.E7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7</text:p>
          </table:table-cell>
          <table:table-cell table:style-name="表格1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1.F8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8">8</text:p>
          </table:table-cell>
          <table:table-cell table:style-name="表格1.B9" office:value-type="string">
            <text:p text:style-name="P8">用數色表示顏色</text:p>
          </table:table-cell>
          <table:table-cell table:style-name="表格1.C9" office:value-type="string">
            <text:p text:style-name="P10">給題目，截圖後透過google繪圖、硬碟繳交作業(評分)，回家作業(紙本，彩色圖案)</text:p>
          </table:table-cell>
          <table:table-cell table:style-name="表格1.D9" office:value-type="string">
            <text:p text:style-name="P8">○</text:p>
          </table:table-cell>
          <table:table-cell table:style-name="表格1.E9" office:value-type="string">
            <text:p text:style-name="P8">○</text:p>
          </table:table-cell>
          <table:table-cell table:style-name="表格1.F9" office:value-type="string">
            <text:p text:style-name="P10">資 c-IV-1 能熟悉資訊科技共創工具的使用方法。</text:p>
            <text:p text:style-name="P10">資 c-IV-2 能選用適當的資訊科技與他人合作完成作品。</text:p>
            <text:p text:style-name="P10">資 c-IV-3 能應用資訊科技與他人合作進行數位創作。</text:p>
          </table:table-cell>
        </table:table-row>
        <table:table-row>
          <table:table-cell table:style-name="表格1.A2" office:value-type="string">
            <text:p text:style-name="P8">9</text:p>
          </table:table-cell>
          <table:table-cell table:style-name="表格1.B12" table:number-rows-spanned="3" office:value-type="string">
            <text:p text:style-name="P8">資訊理論</text:p>
          </table:table-cell>
          <table:table-cell table:style-name="表格1.C10" office:value-type="string">
            <text:p text:style-name="P10">猜測的概念，猜數字遊戲，珠璣妙算規則說明</text:p>
          </table:table-cell>
          <table:table-cell table:style-name="表格1.D10" office:value-type="string">
            <text:p text:style-name="P8">○</text:p>
          </table:table-cell>
          <table:table-cell table:style-name="表格1.E10" office:value-type="string">
            <text:p text:style-name="P8"/>
          </table:table-cell>
          <table:table-cell table:style-name="表格1.F12" table:number-rows-spanned="3" office:value-type="string">
            <text:p text:style-name="P10">資 t-IV-4 能應用運算思維解析問題。</text:p>
            <text:p text:style-name="P10">資 p-IV-1能選用適當的資訊科技組織思維，並進行有效的表達。</text:p>
            <text:p text:style-name="Text_20_body"><text:span text:style-name="預設段落字型"><text:span text:style-name="T12">資 p-IV-2</text:span></text:span><text:span text:style-name="T10"> </text:span><text:span text:style-name="預設段落字型"><text:span text:style-name="T13">能利用資訊科技與他人進行有效的互動。</text:span></text:span></text:p>
          </table:table-cell>
        </table:table-row>
        <table:table-row>
          <table:table-cell table:style-name="表格1.A2" office:value-type="string">
            <text:p text:style-name="P8">10</text:p>
          </table:table-cell>
          <table:covered-table-cell/>
          <table:table-cell table:style-name="表格1.C11" office:value-type="string">
            <text:p text:style-name="P10">珠璣妙算遊戲，遊戲策略說明</text:p>
          </table:table-cell>
          <table:table-cell table:style-name="表格1.D11" office:value-type="string">
            <text:p text:style-name="P8"/>
          </table:table-cell>
          <table:table-cell table:style-name="表格1.E11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11</text:p>
          </table:table-cell>
          <table:covered-table-cell/>
          <table:table-cell table:style-name="表格1.C12" office:value-type="string">
            <text:p text:style-name="P10">決策樹說明與繪製</text:p>
          </table:table-cell>
          <table:table-cell table:style-name="表格1.D12" office:value-type="string">
            <text:p text:style-name="P8">○</text:p>
          </table:table-cell>
          <table:table-cell table:style-name="表格1.E12" office:value-type="string">
            <text:p text:style-name="P8"/>
          </table:table-cell>
          <table:covered-table-cell/>
        </table:table-row>
        <table:table-row>
          <table:table-cell table:style-name="表格1.A2" office:value-type="string">
            <text:p text:style-name="P8">12</text:p>
          </table:table-cell>
          <table:table-cell table:style-name="表格1.B14" table:number-rows-spanned="2" office:value-type="string">
            <text:p text:style-name="P8"/>
            <text:p text:style-name="P8">錯誤的發現與修正</text:p>
          </table:table-cell>
          <table:table-cell table:style-name="表格1.C13" office:value-type="string">
            <text:p text:style-name="P10">卡片翻轉魔術活動，概念說明</text:p>
          </table:table-cell>
          <table:table-cell table:style-name="表格1.D13" office:value-type="string">
            <text:p text:style-name="P8">○</text:p>
          </table:table-cell>
          <table:table-cell table:style-name="表格1.E13" office:value-type="string">
            <text:p text:style-name="P8">○</text:p>
          </table:table-cell>
          <table:table-cell table:style-name="表格1.F14" table:number-rows-spanned="2" office:value-type="string">
            <text:p text:style-name="P10">資 a-IV-1 能落實康健的數位使用習慣與態度。</text:p>
            <text:p text:style-name="P10">資 a-IV-2 能了解資訊科技相關之法律、倫理及社會議題，以保護自己與 尊重他人。</text:p>
            <text:p text:style-name="P10">資 a-IV-3 能了解資訊科技相關行業之進路與生涯發展。</text:p>
            <text:p text:style-name="P10">資 a-IV-4 能具備探索資訊科<text:soft-page-break/>技之興趣。</text:p>
          </table:table-cell>
        </table:table-row>
        <table:table-row>
          <table:table-cell table:style-name="表格1.A2" office:value-type="string">
            <text:p text:style-name="P8">13</text:p>
          </table:table-cell>
          <table:covered-table-cell/>
          <table:table-cell table:style-name="表格1.C14" office:value-type="string">
            <text:p text:style-name="P10">書碼與條碼概念，ISBN檢查碼的運算(紙筆、小算盤輔助)，鍵盤數字區的說明與鍵位練習</text:p>
          </table:table-cell>
          <table:table-cell table:style-name="表格1.D14" office:value-type="string">
            <text:p text:style-name="P8">○</text:p>
          </table:table-cell>
          <table:table-cell table:style-name="表格1.E14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14</text:p>
          </table:table-cell>
          <table:table-cell table:style-name="表格1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1.F15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8">15</text:p>
          </table:table-cell>
          <table:table-cell table:style-name="表格1.B19" table:number-rows-spanned="4" office:value-type="string">
            <text:p text:style-name="P8">錯誤的發現與修正</text:p>
          </table:table-cell>
          <table:table-cell table:style-name="表格1.C16" office:value-type="string">
            <text:p text:style-name="P10">以google試算表的公式、函數功能作ISBN-10與ISBN-13檢查碼的產生(練習)</text:p>
          </table:table-cell>
          <table:table-cell table:style-name="表格1.D16" office:value-type="string">
            <text:p text:style-name="P8"/>
          </table:table-cell>
          <table:table-cell table:style-name="表格1.E16" office:value-type="string">
            <text:p text:style-name="P8">○</text:p>
          </table:table-cell>
          <table:table-cell table:style-name="表格1.F19" table:number-rows-spanned="4" office:value-type="string">
            <text:p text:style-name="P10">資 t-IV-3 能設計資訊作品以解決生活問題。</text:p>
            <text:p text:style-name="P10">資 t-IV-4 能應用運算思維解析問題。</text:p>
            <text:p text:style-name="P10">資 c-IV-1 能熟悉資訊科技共創工具的使用方法。</text:p>
            <text:p text:style-name="P10">資 c-IV-2 能選用適當的資訊科技與他人合作完成作品。</text:p>
            <text:p text:style-name="P10">資 c-IV-3 能應用資訊科技與他人合作進行數位創作。</text:p>
          </table:table-cell>
        </table:table-row>
        <table:table-row>
          <table:table-cell table:style-name="表格1.A2" office:value-type="string">
            <text:p text:style-name="P8">16</text:p>
          </table:table-cell>
          <table:covered-table-cell/>
          <table:table-cell table:style-name="表格1.C17" office:value-type="string">
            <text:p text:style-name="P10">以google試算表的公式、函數功能作ISBN-10與ISBN-13檢查碼的產生(作業)</text:p>
          </table:table-cell>
          <table:table-cell table:style-name="表格1.D17" office:value-type="string">
            <text:p text:style-name="P8"/>
          </table:table-cell>
          <table:table-cell table:style-name="表格1.E17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17</text:p>
          </table:table-cell>
          <table:covered-table-cell/>
          <table:table-cell table:style-name="表格1.C18" office:value-type="string">
            <text:p text:style-name="P10">以google試算表的公式、函數功能作身份證字號產生器(練習)</text:p>
          </table:table-cell>
          <table:table-cell table:style-name="表格1.D18" office:value-type="string">
            <text:p text:style-name="P8"/>
          </table:table-cell>
          <table:table-cell table:style-name="表格1.E18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18</text:p>
          </table:table-cell>
          <table:covered-table-cell/>
          <table:table-cell table:style-name="表格1.C19" office:value-type="string">
            <text:p text:style-name="P10">以google試算表的公式、函數功能作身份證字號產生器(評分)</text:p>
          </table:table-cell>
          <table:table-cell table:style-name="表格1.D19" office:value-type="string">
            <text:p text:style-name="P8"/>
          </table:table-cell>
          <table:table-cell table:style-name="表格1.E19" office:value-type="string">
            <text:p text:style-name="P8">○</text:p>
          </table:table-cell>
          <table:covered-table-cell/>
        </table:table-row>
        <table:table-row>
          <table:table-cell table:style-name="表格1.A2" office:value-type="string">
            <text:p text:style-name="P8">19</text:p>
          </table:table-cell>
          <table:table-cell table:style-name="表格1.B20" office:value-type="string">
            <text:p text:style-name="P8">電腦科測驗</text:p>
          </table:table-cell>
          <table:table-cell table:style-name="表格1.C20" office:value-type="string">
            <text:p text:style-name="P10">紙筆測驗</text:p>
          </table:table-cell>
          <table:table-cell table:style-name="表格1.D20" office:value-type="string">
            <text:p text:style-name="P8">○</text:p>
          </table:table-cell>
          <table:table-cell table:style-name="表格1.E20" office:value-type="string">
            <text:p text:style-name="P8"/>
          </table:table-cell>
          <table:table-cell table:style-name="表格1.F20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8">20</text:p>
          </table:table-cell>
          <table:table-cell table:style-name="表格1.B21" office:value-type="string">
            <text:p text:style-name="P8">電腦科測驗</text:p>
          </table:table-cell>
          <table:table-cell table:style-name="表格1.C21" office:value-type="string">
            <text:p text:style-name="P10">Google問卷(心得分享)</text:p>
          </table:table-cell>
          <table:table-cell table:style-name="表格1.D21" office:value-type="string">
            <text:p text:style-name="P8"/>
          </table:table-cell>
          <table:table-cell table:style-name="表格1.E21" office:value-type="string">
            <text:p text:style-name="P8">○</text:p>
          </table:table-cell>
          <table:table-cell table:style-name="表格1.F21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8">21</text:p>
          </table:table-cell>
          <table:table-cell table:style-name="表格1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1.F22" office:value-type="string">
            <text:p text:style-name="P8"/>
          </table:table-cell>
        </table:table-row>
      </table:table>
      <text:p text:style-name="P7"/>
      <text:p text:style-name="P11"/>
      <text:p text:style-name="Text_20_body"><text:span text:style-name="預設段落字型"><text:span text:style-name="T11">《下學期》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2"/>
        <table:table-column table:style-name="表格2.F"/>
        <table:table-row>
          <table:table-cell table:style-name="表格2.A1" office:value-type="string">
            <text:p text:style-name="P8">週次</text:p>
          </table:table-cell>
          <table:table-cell table:style-name="表格2.A1" office:value-type="string">
            <text:p text:style-name="P8">主題</text:p>
          </table:table-cell>
          <table:table-cell table:style-name="表格2.A1" office:value-type="string">
            <text:p text:style-name="P8">內容</text:p>
          </table:table-cell>
          <table:table-cell table:style-name="表格2.A1" office:value-type="string">
            <text:p text:style-name="P8">不插電</text:p>
          </table:table-cell>
          <table:table-cell table:style-name="表格2.A1" office:value-type="string">
            <text:p text:style-name="P8">插電</text:p>
          </table:table-cell>
          <table:table-cell table:style-name="表格2.A1" office:value-type="string">
            <text:p text:style-name="P8">學習表現</text:p>
          </table:table-cell>
        </table:table-row>
        <table:table-row>
          <table:table-cell table:style-name="表格2.A2" office:value-type="string">
            <text:p text:style-name="P8">1</text:p>
          </table:table-cell>
          <table:table-cell table:style-name="表格2.B5" table:number-rows-spanned="4" office:value-type="string">
            <text:p text:style-name="P8">搜索演算法</text:p>
          </table:table-cell>
          <table:table-cell table:style-name="表格2.C2" office:value-type="string">
            <text:p text:style-name="P10">傳統海戰棋</text:p>
          </table:table-cell>
          <table:table-cell table:style-name="表格2.D2" office:value-type="string">
            <text:p text:style-name="P8">○</text:p>
          </table:table-cell>
          <table:table-cell table:style-name="表格2.E2" office:value-type="string">
            <text:p text:style-name="P8"/>
          </table:table-cell>
          <table:table-cell table:style-name="表格2.F5" table:number-rows-spanned="4" office:value-type="string">
            <text:p text:style-name="P10">資 t-IV-1 能了解資訊系統的基本組成架構與運算原理。</text:p>
            <text:p text:style-name="P10">資 t-IV-4 能應用運算思維解析問題。</text:p>
            <text:p text:style-name="P10">資 a-IV-4 能具備探索資訊科技之興趣。</text:p>
          </table:table-cell>
        </table:table-row>
        <table:table-row>
          <table:table-cell table:style-name="表格2.A2" office:value-type="string">
            <text:p text:style-name="P8">2</text:p>
          </table:table-cell>
          <table:covered-table-cell/>
          <table:table-cell table:style-name="表格2.C3" office:value-type="string">
            <text:p text:style-name="P10">程式海戰棋體驗、概念說明</text:p>
          </table:table-cell>
          <table:table-cell table:style-name="表格2.D3" office:value-type="string">
            <text:p text:style-name="P8"/>
          </table:table-cell>
          <table:table-cell table:style-name="表格2.E3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3</text:p>
          </table:table-cell>
          <table:covered-table-cell/>
          <table:table-cell table:style-name="表格2.C4" office:value-type="string">
            <text:p text:style-name="P10">搜索演算法說明與講解</text:p>
          </table:table-cell>
          <table:table-cell table:style-name="表格2.D4" office:value-type="string">
            <text:p text:style-name="P8"/>
          </table:table-cell>
          <table:table-cell table:style-name="表格2.E4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4</text:p>
          </table:table-cell>
          <table:covered-table-cell/>
          <table:table-cell table:style-name="表格2.C5" office:value-type="string">
            <text:p text:style-name="P10">測驗</text:p>
          </table:table-cell>
          <table:table-cell table:style-name="表格2.D5" office:value-type="string">
            <text:p text:style-name="P8">○</text:p>
          </table:table-cell>
          <table:table-cell table:style-name="表格2.E5" office:value-type="string">
            <text:p text:style-name="P8"/>
          </table:table-cell>
          <table:covered-table-cell/>
        </table:table-row>
        <table:table-row>
          <table:table-cell table:style-name="表格2.A2" office:value-type="string">
            <text:p text:style-name="P8">5</text:p>
          </table:table-cell>
          <table:table-cell table:style-name="表格2.B7" table:number-rows-spanned="2" office:value-type="string">
            <text:p text:style-name="P8">排序演算法</text:p>
          </table:table-cell>
          <table:table-cell table:style-name="表格2.C6" office:value-type="string">
            <text:p text:style-name="P10">紙杯排序遊戲</text:p>
          </table:table-cell>
          <table:table-cell table:style-name="表格2.D6" office:value-type="string">
            <text:p text:style-name="P8">○</text:p>
          </table:table-cell>
          <table:table-cell table:style-name="表格2.E6" office:value-type="string">
            <text:p text:style-name="P8"/>
          </table:table-cell>
          <table:table-cell table:style-name="表格2.F7" table:number-rows-spanned="2" office:value-type="string">
            <text:p text:style-name="P10">資 t-IV-1 能了解資訊系統的基本組成架構與運算原理。</text:p>
            <text:p text:style-name="P10">資 t-IV-4 能應用運算思維解析問題。</text:p>
          </table:table-cell>
        </table:table-row>
        <table:table-row>
          <table:table-cell table:style-name="表格2.A2" office:value-type="string">
            <text:p text:style-name="P8">6</text:p>
          </table:table-cell>
          <table:covered-table-cell/>
          <table:table-cell table:style-name="表格2.C7" office:value-type="string">
            <text:p text:style-name="P10">天平排序程式體驗、概念說明</text:p>
          </table:table-cell>
          <table:table-cell table:style-name="表格2.D7" office:value-type="string">
            <text:p text:style-name="P8"/>
          </table:table-cell>
          <table:table-cell table:style-name="表格2.E7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7</text:p>
          </table:table-cell>
          <table:table-cell table:style-name="表格2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2.F8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>8</text:p>
          </table:table-cell>
          <table:table-cell table:style-name="表格2.B10" table:number-rows-spanned="2" office:value-type="string">
            <text:p text:style-name="P8">排序演算法</text:p>
          </table:table-cell>
          <table:table-cell table:style-name="表格2.C9" office:value-type="string">
            <text:p text:style-name="P10">排序演算法說明與講解</text:p>
          </table:table-cell>
          <table:table-cell table:style-name="表格2.D9" office:value-type="string">
            <text:p text:style-name="P8">○</text:p>
          </table:table-cell>
          <table:table-cell table:style-name="表格2.E9" office:value-type="string">
            <text:p text:style-name="P8"/>
          </table:table-cell>
          <table:table-cell table:style-name="表格2.F10" table:number-rows-spanned="2" office:value-type="string">
            <text:p text:style-name="P10">資 a-IV-4 能具備探索資訊科技之興趣。</text:p>
            <text:p text:style-name="P10">資 p-IV-1能選用適當的資訊科技組織思維，並進行有效的表達。</text:p>
          </table:table-cell>
        </table:table-row>
        <table:table-row>
          <table:table-cell table:style-name="表格2.A2" office:value-type="string">
            <text:p text:style-name="P8">9</text:p>
          </table:table-cell>
          <table:covered-table-cell/>
          <table:table-cell table:style-name="表格2.C10" office:value-type="string">
            <text:p text:style-name="P10">測驗</text:p>
          </table:table-cell>
          <table:table-cell table:style-name="表格2.D10" office:value-type="string">
            <text:p text:style-name="P8">○</text:p>
          </table:table-cell>
          <table:table-cell table:style-name="表格2.E10" office:value-type="string">
            <text:p text:style-name="P8"/>
          </table:table-cell>
          <table:covered-table-cell/>
        </table:table-row>
        <table:table-row>
          <table:table-cell table:style-name="表格2.A2" office:value-type="string">
            <text:p text:style-name="P8">11</text:p>
          </table:table-cell>
          <table:table-cell table:style-name="表格2.B13" table:number-rows-spanned="3" office:value-type="string">
            <text:p text:style-name="P8">文字壓縮</text:p>
          </table:table-cell>
          <table:table-cell table:style-name="表格2.C11" office:value-type="string">
            <text:p text:style-name="P10">概念程式體驗，問題討論</text:p>
          </table:table-cell>
          <table:table-cell table:style-name="表格2.D11" office:value-type="string">
            <text:p text:style-name="P8"/>
          </table:table-cell>
          <table:table-cell table:style-name="表格2.E11" office:value-type="string">
            <text:p text:style-name="P8">○</text:p>
          </table:table-cell>
          <table:table-cell table:style-name="表格2.F13" table:number-rows-spanned="3" office:value-type="string">
            <text:p text:style-name="P10">資 t-IV-1 能了解資訊系統的基本組成架構與運算原理。</text:p>
            <text:p text:style-name="P10">資 t-IV-4 能應用運算思維解析問題。</text:p>
            <text:p text:style-name="Text_20_body"><text:span text:style-name="預設段落字型"><text:span text:style-name="T12">資 p-IV-1能選用適當的資訊科技組織思維，並進行有效的表達。</text:span></text:span></text:p>
          </table:table-cell>
        </table:table-row>
        <table:table-row>
          <table:table-cell table:style-name="表格2.A2" office:value-type="string">
            <text:p text:style-name="P8">12</text:p>
          </table:table-cell>
          <table:covered-table-cell/>
          <table:table-cell table:style-name="表格2.C12" office:value-type="string">
            <text:p text:style-name="P10">再次操作概念程式，發下紙本作業</text:p>
          </table:table-cell>
          <table:table-cell table:style-name="表格2.D12" office:value-type="string">
            <text:p text:style-name="P8">○</text:p>
          </table:table-cell>
          <table:table-cell table:style-name="表格2.E12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13</text:p>
          </table:table-cell>
          <table:covered-table-cell/>
          <table:table-cell table:style-name="表格2.C13" office:value-type="string">
            <text:p text:style-name="P10">測驗</text:p>
          </table:table-cell>
          <table:table-cell table:style-name="表格2.D13" office:value-type="string">
            <text:p text:style-name="P8">○</text:p>
          </table:table-cell>
          <table:table-cell table:style-name="表格2.E13" office:value-type="string">
            <text:p text:style-name="P8"/>
          </table:table-cell>
          <table:covered-table-cell/>
        </table:table-row>
        <table:table-row>
          <table:table-cell table:style-name="表格2.A2" office:value-type="string">
            <text:p text:style-name="P8">14</text:p>
          </table:table-cell>
          <table:table-cell table:style-name="表格2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2.F14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>15</text:p>
          </table:table-cell>
          <table:table-cell table:style-name="表格2.B17" table:number-rows-spanned="3" office:value-type="string">
            <text:p text:style-name="P8">網路通訊協定</text:p>
          </table:table-cell>
          <table:table-cell table:style-name="表格2.C15" office:value-type="string">
            <text:p text:style-name="P10">戶外活動體驗</text:p>
          </table:table-cell>
          <table:table-cell table:style-name="表格2.D15" office:value-type="string">
            <text:p text:style-name="P8">○</text:p>
          </table:table-cell>
          <table:table-cell table:style-name="表格2.E15" office:value-type="string">
            <text:p text:style-name="P8"/>
          </table:table-cell>
          <table:table-cell table:style-name="表格2.F17" table:number-rows-spanned="3" office:value-type="string">
            <text:p text:style-name="P10">資 t-IV-2能熟悉資訊系統之使用與簡易故障排除。</text:p>
            <text:p text:style-name="P10">資 t-IV-4 能應用運算思維解析問題。</text:p>
            <text:p text:style-name="P10">資 c-IV-2能選用適當的資訊科技與他人合作完成作品。</text:p>
            <text:p text:style-name="P10">資 p-IV-2能利用資訊科技與他人進行有效的互動。</text:p>
          </table:table-cell>
        </table:table-row>
        <table:table-row>
          <table:table-cell table:style-name="表格2.A2" office:value-type="string">
            <text:p text:style-name="P8">16</text:p>
          </table:table-cell>
          <table:covered-table-cell/>
          <table:table-cell table:style-name="表格2.C16" office:value-type="string">
            <text:p text:style-name="P10">概念程式操作體驗、說明、討論</text:p>
          </table:table-cell>
          <table:table-cell table:style-name="表格2.D16" office:value-type="string">
            <text:p text:style-name="P8"/>
          </table:table-cell>
          <table:table-cell table:style-name="表格2.E16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17</text:p>
          </table:table-cell>
          <table:covered-table-cell/>
          <table:table-cell table:style-name="表格2.C17" office:value-type="string">
            <text:p text:style-name="P10">測驗</text:p>
          </table:table-cell>
          <table:table-cell table:style-name="表格2.D17" office:value-type="string">
            <text:p text:style-name="P8"/>
          </table:table-cell>
          <table:table-cell table:style-name="表格2.E17" office:value-type="string">
            <text:p text:style-name="P8"/>
          </table:table-cell>
          <table:covered-table-cell/>
        </table:table-row>
        <table:table-row>
          <table:table-cell table:style-name="表格2.A2" office:value-type="string">
            <text:p text:style-name="P8">18</text:p>
          </table:table-cell>
          <table:table-cell table:style-name="表格2.B20" table:number-rows-spanned="3" office:value-type="string">
            <text:p text:style-name="P8">文字加密</text:p>
          </table:table-cell>
          <table:table-cell table:style-name="表格2.C18" office:value-type="string">
            <text:p text:style-name="P10">三種加密概念說明，紙<text:soft-page-break/>筆操作</text:p>
          </table:table-cell>
          <table:table-cell table:style-name="表格2.D18" office:value-type="string">
            <text:p text:style-name="P8">○</text:p>
          </table:table-cell>
          <table:table-cell table:style-name="表格2.E18" office:value-type="string">
            <text:p text:style-name="P8"/>
          </table:table-cell>
          <table:table-cell table:style-name="表格2.F20" table:number-rows-spanned="3" office:value-type="string">
            <text:p text:style-name="P10">資 t-IV-3能設計資訊作<text:soft-page-break/>品以解決生活問題。</text:p>
            <text:p text:style-name="P10">資 t-IV-4能應用運算思維解析問題。</text:p>
            <text:p text:style-name="P10">資 p-IV-1能選用適當的資訊科技組織思維，並進行有效的表達。</text:p>
            <text:p text:style-name="P10">資 a-IV-2能了解資訊科技相關之法律、倫理及社會議題，以保護自己與 尊重他人。</text:p>
            <text:p text:style-name="P10">資 a-IV-4能具備探索資訊科技之興趣。</text:p>
          </table:table-cell>
        </table:table-row>
        <table:table-row>
          <table:table-cell table:style-name="表格2.A2" office:value-type="string">
            <text:p text:style-name="P8">19</text:p>
          </table:table-cell>
          <table:covered-table-cell/>
          <table:table-cell table:style-name="表格2.C19" office:value-type="string">
            <text:p text:style-name="P10">加密程式操作，發回家作業(紙本)</text:p>
          </table:table-cell>
          <table:table-cell table:style-name="表格2.D19" office:value-type="string">
            <text:p text:style-name="P8">○</text:p>
          </table:table-cell>
          <table:table-cell table:style-name="表格2.E19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20</text:p>
          </table:table-cell>
          <table:covered-table-cell/>
          <table:table-cell table:style-name="表格2.C20" office:value-type="string">
            <text:p text:style-name="P10">測驗</text:p>
          </table:table-cell>
          <table:table-cell table:style-name="表格2.D20" office:value-type="string">
            <text:p text:style-name="P8"/>
          </table:table-cell>
          <table:table-cell table:style-name="表格2.E20" office:value-type="string">
            <text:p text:style-name="P8">○</text:p>
          </table:table-cell>
          <table:covered-table-cell/>
        </table:table-row>
        <table:table-row>
          <table:table-cell table:style-name="表格2.A2" office:value-type="string">
            <text:p text:style-name="P8">21</text:p>
          </table:table-cell>
          <table:table-cell table:style-name="表格2.B8" table:number-columns-spanned="4" office:value-type="string">
            <text:p text:style-name="P8">段考週</text:p>
          </table:table-cell>
          <table:covered-table-cell/>
          <table:covered-table-cell/>
          <table:covered-table-cell/>
          <table:table-cell table:style-name="表格2.F21" office:value-type="string">
            <text:p text:style-name="P8"/>
          </table:table-cell>
        </table:table-row>
      </table:table>
      <text:p text:style-name="P7"/>
      <text:p text:style-name="P11"/>
      <text:p text:style-name="P9">【課前準備】</text:p>
      <text:list xml:id="list1218941108646945951" text:style-name="L1">
        <text:list-item>
          <text:p text:style-name="P5">附錄的程式檔案只需要網路瀏覽器軟體，直接開啟資料夾中的html檔即可直接執行，手機、平板電腦與個人電腦皆可操作。</text:p>
        </text:list-item>
        <text:list-item>
          <text:p text:style-name="P5">若要將附錄的程式檔放置在網路上，讓同學可以直接透過點擊連結進行操作，你會需要一個可讀取網頁檔案的網路空間。（推薦安裝AppServ環境或是請學校的資訊組幫忙規劃）</text:p>
        </text:list-item>
        <text:list-item>
          <text:p text:style-name="P5">部份章節需要進行應用軟體的操作，若不想另外安裝軟體，推薦使用Google for Education，除了方便開設學生帳號外，還能設定公用網路硬碟，方便讓學生繳交已完成的作業檔案。</text:p>
        </text:list-item>
        <text:list-item>
          <text:p text:style-name="P5">若你決定提供學生每人一個專用帳號，建議於學期初安排一節課的時間，讓他們練習以個人帳號、密碼至少登入過一次。視你的學生之狀況，決定是否讓他們更改預設密碼（記得請他們把新密碼抄下來，並替他們檢查抄寫是否正確）。如果時間允許的話，甚至可以請學生登出帳號後，再重新登入一次，確定他們真的學會這個動作了，日後可以避免掉許多重設密碼的時間。</text:p>
        </text:list-item>
        <text:list-item>
          <text:p text:style-name="P4"><text:span text:style-name="預設段落字型"><text:span text:style-name="T10">每一個章節的活動結束後，老師可以自行設計測驗問題，此部份讓教師自由發揮創意，本教師手冊不另提供。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Noto Sans CJK TC Regular" svg:font-family="'Noto Sans CJK TC Regular'" style:font-adornments="標準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清單段落" style:family="paragraph" style:parent-style-name="Text_20_body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超連結" style:family="text" style:parent-style-name="預設段落字型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style:font-name-asian="標楷體"/>
    </style:style>
    <style:style style:name="MP2" style:family="paragraph" style:parent-style-name="Footer">
      <style:paragraph-properties fo:text-align="end" style:justify-single-word="false" style:line-break="normal"/>
    </style:style>
    <style:style style:name="MP3" style:family="paragraph">
      <loext:graphic-properties draw:fill="solid" draw:fill-color="#943634" draw:opacity="100%"/>
    </style:style>
    <style:style style:name="MP4" style:family="paragraph">
      <loext:graphic-properties draw:fill="none"/>
      <style:paragraph-properties style:writing-mode="lr-tb" style:font-independent-line-spacing="false"/>
    </style:style>
    <style:style style:name="MT1" style:family="text">
      <style:text-properties style:font-name="Times New Roman"/>
    </style:style>
    <style:style style:name="M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943634" svg:stroke-opacity="100%" draw:stroke-linejoin="miter" draw:fill="solid" draw:fill-color="#943634" draw:opacity="100%" fo:min-height="0cm" fo:min-width="0cm" fo:padding-top="-0.017cm" fo:padding-bottom="-0.017cm" fo:padding-left="-0.017cm" fo:padding-right="-0.017cm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152cm" fo:padding-right="0.152cm" fo:wrap-option="wrap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000000" style:layout-grid-lines="24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9cm" fo:margin-left="0cm" fo:margin-right="0cm" fo:margin-bottom="0cm" style:dynamic-spacing="true"/>
      </style:header-style>
      <style:footer-style>
        <style:header-footer-properties fo:min-height="0.7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S T_T 偷插電的資訊科學</text:p>
      </style:header>
      <style:footer>
        <text:p text:style-name="MP2"><draw:g text:anchor-type="paragraph" draw:z-index="5" draw:name="群組 1" draw:style-name="Mgr1"><draw:custom-shape draw:name="Rectangle 53" draw:style-name="Mgr2" draw:text-style-name="MP3" svg:width="0.904cm" svg:height="0.929cm" svg:x="0.185cm" svg:y="0.099cm"><text:p/><draw:enhanced-geometry svg:viewBox="0 0 21600 21600" draw:type="non-primitive" draw:enhanced-path="M 0 0 L 21600 0 21600 21600 0 21600 Z N"/></draw:custom-shape><draw:custom-shape draw:name="Rectangle 54" draw:style-name="Mgr2" draw:text-style-name="MP3" svg:width="0.904cm" svg:height="0.077cm" svg:x="0.185cm" svg:y="1.095cm"><text:p/><draw:enhanced-geometry svg:viewBox="0 0 21600 21600" draw:type="non-primitive" draw:enhanced-path="M 0 0 L 21600 0 21600 21600 0 21600 Z N"/></draw:custom-shape><draw:frame draw:name="Text Box 55" draw:style-name="Mgr3" draw:text-style-name="MP4" svg:width="1.161cm" svg:height="1.218cm" svg:x="0cm" svg:y="0cm"><draw:text-box><text:p/></draw:text-box></draw:frame></draw:g><text:span text:style-name="預設段落字型"><text:span text:style-name="MT1">Computer Science for Taiwan Teen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title/>
    <dc:description/>
    <dc:subject/>
    <meta:initial-creator>謝KK</meta:initial-creator>
    <meta:creation-date>2017-03-19T10:31:00Z</meta:creation-date>
    <dc:date>2017-03-24T00:24:08.033916207</dc:date>
    <meta:editing-cycles>4</meta:editing-cycles>
    <meta:editing-duration>PT39M39S</meta:editing-duration>
    <meta:document-statistic meta:table-count="2" meta:image-count="0" meta:object-count="0" meta:page-count="6" meta:paragraph-count="214" meta:word-count="2518" meta:character-count="3164" meta:non-whitespace-character-count="3071"/>
    <meta:template xlink:type="simple" xlink:actuate="onRequest" xlink:title="" xlink:href="Normal"/>
  </office:meta>
</office:document-meta>
</file>